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ronizedCollec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Collection.SynchronizedCollection( Collection collection , Object l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nchronizedCollection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Collection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Collection.equal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ynchronizedCollection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Collection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llec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Collection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Collection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Collection.decorate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Collection.toArray( Object [ ]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Collection.contain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Collection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Collection.SynchronizedCollection( Collection 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nchronizedCollection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Collection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Collection.contains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Collectio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